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ГТД<text:span text:style-name="T1"> </text:span></text:p>
          </table:table-cell>
          <table:table-cell table:style-name="Таблица1.A1" office:value-type="string">
            <text:p text:style-name="Обычный_20_текст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ДТС<text:span text:style-name="T1"> </text:span></text:p>
          </table:table-cell>
          <table:table-cell table:style-name="Таблица1.A1" office:value-type="string">
            <text:p text:style-name="Обычный_20_текст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АСТО</text:p>
          </table:table-cell>
          <table:table-cell table:style-name="Таблица1.A1" office:value-type="string">
            <text:p text:style-name="Обычный_20_текст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ЭД </text:p>
          </table:table-cell>
          <table:table-cell table:style-name="Таблица1.A1" office:value-type="string">
            <text:p text:style-name="Обычный_20_текст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 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oft-page-break/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  <text:h text:style-name="P1" text:outline-level="1">Список определений</text:h>
      <text:p text:style-name="Text_20_body"><text:span text:style-name="T5">Клиент-серверная архитектура</text:span>. Это сетевая архитектура, в которой устройства являются либо клиентами, либо серверами [9]. </text:p>
      <text:p text:style-name="Text_20_body"><text:span text:style-name="T4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</text:p>
      <text:p text:style-name="Text_20_body">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Text_20_body"><text:span text:style-name="T4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Text_20_body"><text:span text:style-name="T4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</text:p>
      <text:p text:style-name="Text_20_body">Веб-приложения являются основой для построения динамических веб-сайтов и веб-порталов. <text:span text:style-name="T4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1">html</text:span>-файлов, <text:s/>такой сайт называется статическим. Если веб-страницы сайта <text:soft-page-break/>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Text_20_body"><text:span text:style-name="T4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Text_20_body"><text:span text:style-name="T4">Веб-сервер</text:span> — программа, запускаемая на подключённом к сети компьютере и использующая протоколы HTTP/<text:span text:style-name="T1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от 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Text_20_body"><text:span text:style-name="T4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1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0cm" style:auto-text-indent="tru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7T14:23:50.03</dc:date>
    <dc:creator>eav eav</dc:creator>
    <meta:editing-duration>PT01H52M21S</meta:editing-duration>
    <meta:editing-cycles>50</meta:editing-cycles>
    <meta:generator>OpenOffice.org/3.0$Win32 OpenOffice.org_project/300m9$Build-9358</meta:generator>
    <meta:document-statistic meta:table-count="2" meta:image-count="0" meta:object-count="0" meta:page-count="4" meta:paragraph-count="73" meta:word-count="643" meta:character-count="5143"/>
    <meta:user-defined meta:name="Поле 1"/>
    <meta:user-defined meta:name="Поле 2"/>
    <meta:user-defined meta:name="Поле 3"/>
    <meta:user-defined meta:name="Поле 4"/>
  </office:meta>
</office:document-meta>
</file>